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0F000015926D17EA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204cm" table:align="left"/>
    </style:style>
    <style:style style:name="Tableau1.A" style:family="table-column">
      <style:table-column-properties style:column-width="3.127cm"/>
    </style:style>
    <style:style style:name="Tableau1.B" style:family="table-column">
      <style:table-column-properties style:column-width="3.078cm"/>
    </style:style>
    <style:style style:name="Tableau1.C" style:family="table-column">
      <style:table-column-properties style:column-width="3.417cm"/>
    </style:style>
    <style:style style:name="Tableau1.D" style:family="table-column">
      <style:table-column-properties style:column-width="3.58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204cm" table:align="left"/>
    </style:style>
    <style:style style:name="Tableau2.A" style:family="table-column">
      <style:table-column-properties style:column-width="3.127cm"/>
    </style:style>
    <style:style style:name="Tableau2.B" style:family="table-column">
      <style:table-column-properties style:column-width="3.078cm"/>
    </style:style>
    <style:style style:name="Tableau2.C" style:family="table-column">
      <style:table-column-properties style:column-width="3.417cm"/>
    </style:style>
    <style:style style:name="Tableau2.D" style:family="table-column">
      <style:table-column-properties style:column-width="3.582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3.204cm" table:align="left"/>
    </style:style>
    <style:style style:name="Tableau3.A" style:family="table-column">
      <style:table-column-properties style:column-width="3.127cm"/>
    </style:style>
    <style:style style:name="Tableau3.B" style:family="table-column">
      <style:table-column-properties style:column-width="3.078cm"/>
    </style:style>
    <style:style style:name="Tableau3.C" style:family="table-column">
      <style:table-column-properties style:column-width="3.417cm"/>
    </style:style>
    <style:style style:name="Tableau3.D" style:family="table-column">
      <style:table-column-properties style:column-width="3.582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text-properties fo:font-size="11pt" fo:language="fr" fo:country="FR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fo:font-size="11pt" fo:language="fr" fo:country="FR" style:font-size-asian="11pt" style:font-size-complex="11pt"/>
    </style:style>
    <style:style style:name="P11" style:family="paragraph" style:parent-style-name="Table_20_Contents"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font-size="11pt" fo:language="fr" fo:country="FR" fo:font-style="italic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fo:color="#0000ff" style:font-name="Arial1" fo:font-size="9pt" fo:language="fr" fo:country="FR" style:font-name-asian="Arial1" style:font-size-asian="9pt" style:font-name-complex="Arial1" style:font-size-complex="9pt"/>
    </style:style>
    <style:style style:name="P14" style:family="paragraph" style:parent-style-name="Table_20_Contents">
      <style:text-properties fo:color="#0000ff" style:font-name="Arial1" fo:font-size="9pt" fo:language="fr" fo:country="FR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5" style:family="paragraph" style:parent-style-name="Table_20_Contents">
      <style:text-properties fo:color="#0000ff" style:font-name="Arial1" fo:font-size="9pt" fo:language="fr" fo:country="FR" fo:font-style="normal" style:font-name-asian="Arial1" style:font-size-asian="9pt" style:font-style-asian="normal" style:font-name-complex="Arial1" style:font-size-complex="9pt" style:font-style-complex="normal"/>
    </style:style>
    <style:style style:name="P16" style:family="paragraph" style:parent-style-name="Table_20_Contents">
      <style:text-properties fo:color="#0000ff" style:font-name="Arial1" fo:font-size="9pt" fo:language="fr" fo:country="FR" fo:font-weight="normal" style:font-name-asian="Arial1" style:font-size-asian="9pt" style:font-weight-asian="normal" style:font-name-complex="Arial1" style:font-size-complex="9pt" style:font-weight-complex="normal"/>
    </style:style>
    <style:style style:name="P17" style:family="paragraph" style:parent-style-name="Table_20_Contents">
      <style:text-properties fo:color="#0000ff" style:font-name="Arial1" fo:font-size="9pt" fo:language="fr" fo:country="FR" fo:font-weight="bold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text-properties fo:color="#0000ff" fo:font-size="11pt" fo:language="fr" fo:country="FR" style:font-size-asian="11pt" style:font-size-complex="11pt"/>
    </style:style>
    <style:style style:name="P19" style:family="paragraph" style:parent-style-name="Table_20_Contents">
      <style:text-properties fo:color="#0000ff" fo:font-size="11pt" fo:language="fr" fo:country="FR" fo:font-style="normal" style:font-size-asian="11pt" style:font-style-asian="normal" style:font-size-complex="11pt" style:font-style-complex="normal"/>
    </style:style>
    <style:style style:name="P20" style:family="paragraph" style:parent-style-name="Table_20_Contents">
      <style:text-properties fo:color="#000000" style:font-name="Arial1" fo:font-size="9pt" fo:language="fr" fo:country="FR" fo:font-style="italic" style:font-name-asian="Arial1" style:font-size-asian="9pt" style:font-style-asian="italic" style:font-name-complex="Arial1" style:font-size-complex="9pt" style:font-style-complex="italic"/>
    </style:style>
    <style:style style:name="P21" style:family="paragraph" style:parent-style-name="Table_20_Contents">
      <style:text-properties fo:color="#ff3333" style:font-name="Arial1" fo:font-size="9pt" fo:language="fr" fo:country="FR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22" style:family="paragraph" style:parent-style-name="Table_20_Contents">
      <style:text-properties fo:color="#ff3333" style:font-name="Arial1" fo:font-size="9pt" fo:language="fr" fo:country="FR" fo:font-style="normal" style:font-name-asian="Arial1" style:font-size-asian="9pt" style:font-style-asian="normal" style:font-name-complex="Arial1" style:font-size-complex="9pt" style:font-style-complex="normal"/>
    </style:style>
    <style:style style:name="P23" style:family="paragraph" style:parent-style-name="Table_20_Contents">
      <style:text-properties fo:color="#ff3333" fo:font-size="11pt" fo:language="fr" fo:country="FR" fo:font-style="normal" style:font-size-asian="11pt" style:font-style-asian="normal" style:font-size-complex="11pt" style:font-style-complex="normal"/>
    </style:style>
    <style:style style:name="P24" style:family="paragraph" style:parent-style-name="Heading_20_2">
      <style:text-properties fo:language="fr" fo:country="FR"/>
    </style:style>
    <style:style style:name="P25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Heading_20_1">
      <style:text-properties fo:language="fr" fo:country="FR"/>
    </style:style>
    <style:style style:name="P27" style:family="paragraph" style:parent-style-name="Heading_20_3">
      <style:text-properties fo:language="fr" fo:country="FR"/>
    </style:style>
    <style:style style:name="P28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text-properties fo:font-size="11pt" fo:language="fr" fo:country="FR" style:font-size-asian="11pt" style:font-size-complex="11pt"/>
    </style:style>
    <style:style style:name="P30" style:family="paragraph" style:parent-style-name="Text_20_body" style:list-style-name="L4">
      <style:text-properties fo:font-size="11pt" fo:language="fr" fo:country="FR" style:font-size-asian="11pt" style:font-size-complex="11pt"/>
    </style:style>
    <style:style style:name="P31" style:family="paragraph" style:parent-style-name="Text_20_body" style:list-style-name="L6">
      <style:text-properties fo:font-size="11pt" fo:language="fr" fo:country="FR" style:font-size-asian="11pt" style:font-size-complex="11pt"/>
    </style:style>
    <style:style style:name="P32" style:family="paragraph" style:parent-style-name="Text_20_body">
      <style:text-properties fo:font-size="11pt" fo:language="fr" fo:country="FR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ext_20_body" style:list-style-name="L5">
      <style:text-properties fo:font-size="11pt" fo:language="fr" fo:country="FR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fo:language="fr" fo:country="FR"/>
    </style:style>
    <style:style style:name="P36" style:family="paragraph" style:parent-style-name="Text_20_body" style:list-style-name="L3">
      <style:text-properties fo:language="fr" fo:country="FR" fo:font-weight="bold" style:font-weight-asian="bold" style:font-weight-complex="bold"/>
    </style:style>
    <style:style style:name="P37" style:family="paragraph" style:parent-style-name="Text_20_body" style:list-style-name="L3">
      <style:text-properties fo:language="fr" fo:country="FR"/>
    </style:style>
    <style:style style:name="P38" style:family="paragraph" style:parent-style-name="Text_20_body">
      <style:text-properties style:text-position="0% 100%" fo:language="fr" fo:country="FR"/>
    </style:style>
    <style:style style:name="P39" style:family="paragraph">
      <style:paragraph-properties fo:text-align="center"/>
    </style:style>
    <style:style style:name="P40" style:family="paragraph">
      <style:text-properties fo:font-size="6pt" style:font-size-asian="6pt" style:font-size-complex="6pt"/>
    </style:style>
    <style:style style:name="P41" style:family="paragraph">
      <style:paragraph-properties fo:text-align="justify"/>
    </style:style>
    <style:style style:name="P42" style:family="paragraph">
      <style:paragraph-properties fo:text-align="justify"/>
      <style:text-properties fo:color="#ff3333" fo:font-size="12pt" fo:language="fr" fo:country="FR" fo:font-style="italic" style:font-size-asian="10pt" style:font-style-asian="italic" style:font-size-complex="10pt" style:font-style-complex="italic"/>
    </style:style>
    <style:style style:name="P43" style:family="paragraph">
      <style:text-properties fo:font-size="8pt" fo:font-style="italic" style:font-size-asian="8pt" style:font-style-asian="italic" style:font-size-complex="8pt" style:font-style-complex="italic"/>
    </style:style>
    <style:style style:name="P44" style:family="paragraph">
      <style:text-properties fo:font-size="8pt" style:font-size-asian="8pt" style:font-size-complex="8pt"/>
    </style:style>
    <style:style style:name="P45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4pt" style:font-size-asian="4pt" style:font-size-complex="4pt"/>
    </style:style>
    <style:style style:name="T11" style:family="text">
      <style:text-properties fo:color="#ff3333" fo:font-size="10pt" fo:language="fr" fo:country="FR" fo:font-style="italic" style:font-size-asian="10pt" style:font-style-asian="italic" style:font-size-complex="10pt" style:font-style-complex="italic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6666ff" draw:marker-start-width="0.353cm" draw:marker-end-width="0.353cm" draw:textarea-horizontal-align="center" draw:textarea-vertical-align="middle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cm" svg:stroke-color="#6666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center" draw:textarea-vertical-align="middle" style:run-through="foreground"/>
    </style:style>
    <style:style style:name="gr6" style:family="graphic">
      <style:graphic-properties svg:stroke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79cm" style:run-through="foreground"/>
    </style:style>
    <style:style style:name="gr8" style:family="graphic">
      <style:graphic-properties draw:stroke="none" svg:stroke-color="#000000" draw:fill="none" draw:fill-color="#ffffff" fo:min-height="0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6666ff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6666ff" draw:marker-start-width="0.503cm" draw:marker-end-width="0.503cm" draw:fill="solid" draw:fill-color="#ffffff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cm" svg:stroke-color="#6666ff" draw:marker-start="Extrémités_20_de_20_ligne_20_2" draw:marker-start-width="0.15cm" draw:marker-end="" draw:marker-end-width="0.353cm" draw:textarea-horizontal-align="center" draw:textarea-vertical-align="middle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svg:stroke-color="#6666ff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6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6666ff" draw:marker-start="Extrémités_20_de_20_ligne_20_2" draw:marker-start-width="0.15cm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4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6666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stroke-dash="Ultrafine_20_Dashed" svg:stroke-width="0cm" svg:stroke-color="#000000" draw:marker-start="Extrémités_20_de_20_ligne_20_2" draw:marker-start-width="0.15cm" draw:marker-end="" draw:marker-end-width="0.353cm" draw:textarea-horizontal-align="center" draw:textarea-vertical-align="middle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Ultrafine_20_Dashed"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7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draw:stroke-dash="Ultrafine_20_Dashed" svg:stroke-color="#6666ff" draw:marker-start="Extrémités_20_de_20_ligne_20_2" draw:marker-start-width="0.15cm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tyle:run-through="foreground"/>
    </style:style>
    <style:style style:name="gr25" style:family="graphic">
      <style:graphic-properties svg:stroke-color="#6666ff" draw:fill="none" draw:textarea-horizontal-align="center" draw:textarea-vertical-align="middle" style:run-through="foreground"/>
    </style:style>
    <style:style style:name="gr26" style:family="graphic">
      <style:graphic-properties draw:stroke="none" svg:stroke-color="#6666ff" draw:fill="none" draw:fill-color="#ffffff" fo:min-height="0.683cm" style:run-through="foreground"/>
    </style:style>
    <style:style style:name="gr27" style:family="graphic">
      <style:graphic-properties draw:stroke="none" svg:stroke-color="#000000" draw:fill="none" draw:fill-color="#ffffff" fo:min-height="1.108cm" style:run-through="foreground"/>
    </style:style>
    <style:style style:name="gr28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82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dash" draw:stroke-dash="Ultra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dash" draw:stroke-dash="Ultrafine_20_Dashed" svg:stroke-color="#000000" draw:textarea-horizontal-align="center" draw:textarea-vertical-align="middle" style:run-through="foreground"/>
    </style:style>
    <style:style style:name="gr35" style:family="graphic">
      <style:graphic-properties draw:stroke="dash" draw:stroke-dash="Ultrafine_20_Dashed"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6" style:family="graphic">
      <style:graphic-properties draw:stroke="dash" draw:stroke-dash="Ultrafine_20_Dashed" draw:textarea-horizontal-align="center" draw:textarea-vertical-align="middle" style:run-through="foreground"/>
    </style:style>
    <style:style style:name="gr37" style:family="graphic">
      <style:graphic-properties draw:stroke="dash" draw:stroke-dash="Ultrafine_20_Dashed" svg:stroke-color="#000000" draw:fill="solid" draw:textarea-horizontal-align="center" draw:textarea-vertical-align="middle" style:run-through="foreground"/>
    </style:style>
    <style:style style:name="gr38" style:family="graphic">
      <style:graphic-properties draw:stroke="dash" draw:stroke-dash="Ultrafine_20_Dashed" svg:stroke-color="#000000" draw:marker-start="Arrow_20_concave" draw:marker-start-width="0.15cm" draw:marker-end="Arrow_20_concave" draw:marker-end-width="0.15cm" draw:fill="solid" draw:textarea-horizontal-align="center" draw:textarea-vertical-align="middle" style:run-through="foreground"/>
    </style:style>
    <style:style style:name="gr39" style:family="graphic">
      <style:graphic-properties draw:stroke="dash" draw:stroke-dash="Ultrafine_20_Dashed" draw:fill="solid" draw:textarea-horizontal-align="center" draw:textarea-vertical-align="middle" style:run-through="foreground"/>
    </style:style>
    <style:style style:name="gr40" style:family="graphic">
      <style:graphic-properties draw:stroke="dash" draw:stroke-dash="Ultrafine_20_Dashed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solid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="solid" draw:fill-color="#ff99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Ultrafine_20_Dashed"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51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Architecture </text:p>
      <text:p text:style-name="P3">générale du logiciel</text:p>
      <text:p text:style-name="P1"/>
      <text:p text:style-name="P2"/>
      <text:p text:style-name="P2"/>
      <text:h text:style-name="P25" text:outline-level="1">Contexte et objectifs</text:h>
      <text:p text:style-name="P9"/>
      <text:list xml:id="list5349671968527200758" text:style-name="L1">
        <text:list-item>
          <text:p text:style-name="P28">Utilisation d'une carte Nucléo L476,</text:p>
        </text:list-item>
        <text:list-item>
          <text:p text:style-name="P28">utilisation de Cube IDE,</text:p>
        </text:list-item>
        <text:list-item>
          <text:p text:style-name="P28">utilisation des lib Hal,</text:p>
        </text:list-item>
        <text:list-item>
          <text:p text:style-name="P28">utilisation de FreeRTOS car pas mal de communication à prévoir et de tâches autres //,</text:p>
        </text:list-item>
        <text:list-item>
          <text:p text:style-name="P28">utilisation d'interruption du RTOS pour faire les acquisitions et les algo z,</text:p>
        </text:list-item>
        <text:list-item>
          <text:p text:style-name="P28">penser le système de manière large et générique quant aux entrées ADC et algo z. La Nucléo doit communiquer et réguler le Buck, le Boost, l'onduleur. On prévoies 8 voies analogiques à configurer dans un .h,</text:p>
        </text:list-item>
        <text:list-item>
          <text:p text:style-name="P28">penser les 10 entrées avec un filtre à moyenne glissante dont le nombre d'éléments est à choisir par le user (toujours un .h),</text:p>
        </text:list-item>
        <text:list-item>
          <text:p text:style-name="P28">prévoir un réglage de la période d'échantillonnage des équations de récurrences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1"><text:soft-page-break/>Temps réel </text:h>
      <text:h text:style-name="P24" text:outline-level="2">Architecture des périphériques</text:h>
      <text:p text:style-name="P5"/>
      <text:p text:style-name="P5"><draw:rect text:anchor-type="paragraph" draw:z-index="0" draw:style-name="gr1" draw:text-style-name="P39" svg:width="1.881cm" svg:height="1.377cm" svg:x="4.616cm" svg:y="1.069cm"><text:p/></draw:rect><draw:line text:anchor-type="paragraph" draw:z-index="1" draw:style-name="gr2" draw:text-style-name="P39" svg:x1="4.617cm" svg:y1="1.746cm" svg:x2="3.703cm" svg:y2="1.746cm"><text:p/></draw:line><draw:line text:anchor-type="paragraph" draw:z-index="2" draw:style-name="gr3" draw:text-style-name="P39" svg:x1="3.002cm" svg:y1="1.239cm" svg:x2="3.701cm" svg:y2="1.747cm"><text:p/></draw:line><draw:line text:anchor-type="paragraph" draw:z-index="3" draw:style-name="gr2" draw:text-style-name="P39" svg:x1="3.002cm" svg:y1="1.514cm" svg:x2="3.701cm" svg:y2="1.747cm"><text:p/></draw:line><draw:line text:anchor-type="paragraph" draw:z-index="4" draw:style-name="gr3" draw:text-style-name="P39" svg:x1="3.11cm" svg:y1="2.042cm" svg:x2="3.682cm" svg:y2="1.746cm"><text:p/></draw:line><draw:line text:anchor-type="paragraph" draw:z-index="5" draw:style-name="gr3" draw:text-style-name="P39" svg:x1="3.11cm" svg:y1="2.762cm" svg:x2="3.682cm" svg:y2="1.746cm"><text:p/></draw:line><draw:line text:anchor-type="paragraph" draw:z-index="6" draw:style-name="gr3" draw:text-style-name="P39" svg:x1="3.005cm" svg:y1="1.239cm" svg:x2="2.306cm" svg:y2="1.239cm"><text:p/></draw:line><draw:line text:anchor-type="paragraph" draw:z-index="7" draw:style-name="gr2" draw:text-style-name="P39" svg:x1="3.005cm" svg:y1="1.514cm" svg:x2="2.306cm" svg:y2="1.514cm"><text:p/></draw:line><draw:line text:anchor-type="paragraph" draw:z-index="8" draw:style-name="gr3" draw:text-style-name="P39" svg:x1="3.005cm" svg:y1="2.084cm" svg:x2="2.306cm" svg:y2="2.084cm"><text:p/></draw:line><draw:line text:anchor-type="paragraph" draw:z-index="9" draw:style-name="gr3" draw:text-style-name="P39" svg:x1="3.11cm" svg:y1="2.762cm" svg:x2="2.411cm" svg:y2="2.762cm"><text:p/></draw:line><draw:g text:anchor-type="paragraph" draw:z-index="10" draw:style-name="gr4"><draw:rect draw:style-name="gr5" draw:text-style-name="P39" svg:width="0.174cm" svg:height="0.152cm" svg:x="2.104cm" svg:y="1.437cm"><text:p/></draw:rect><draw:line draw:style-name="gr6" draw:text-style-name="P39" svg:x1="2.105cm" svg:y1="1.591cm" svg:x2="2.278cm" svg:y2="1.439cm"><text:p/></draw:line><draw:line draw:style-name="gr6" draw:text-style-name="P39" svg:x1="2.105cm" svg:y1="1.439cm" svg:x2="2.278cm" svg:y2="1.591cm"><text:p/></draw:line><draw:frame draw:style-name="gr7" draw:text-style-name="P40" svg:width="0.625cm" svg:height="0.279cm" svg:x="1.52cm" svg:y="1.388cm"><draw:text-box><text:p><text:span text:style-name="T9">ain_i</text:span></text:p></draw:text-box></draw:frame></draw:g><draw:g text:anchor-type="paragraph" draw:z-index="11" draw:style-name="gr4"><draw:rect draw:style-name="gr5" draw:text-style-name="P39" svg:width="0.174cm" svg:height="0.152cm" svg:x="2.104cm" svg:y="1.158cm"><text:p/></draw:rect><draw:line draw:style-name="gr6" draw:text-style-name="P39" svg:x1="2.105cm" svg:y1="1.309cm" svg:x2="2.278cm" svg:y2="1.157cm"><text:p/></draw:line><draw:line draw:style-name="gr6" draw:text-style-name="P39" svg:x1="2.105cm" svg:y1="1.157cm" svg:x2="2.278cm" svg:y2="1.309cm"><text:p/></draw:line><draw:frame draw:style-name="gr7" draw:text-style-name="P40" svg:width="0.625cm" svg:height="0.279cm" svg:x="1.52cm" svg:y="1.109cm"><draw:text-box><text:p><text:span text:style-name="T9">ain_0</text:span></text:p></draw:text-box></draw:frame></draw:g><draw:g text:anchor-type="paragraph" draw:z-index="12" draw:style-name="gr4"><draw:rect draw:style-name="gr5" draw:text-style-name="P39" svg:width="0.174cm" svg:height="0.152cm" svg:x="2.124cm" svg:y="2.023cm"><text:p/></draw:rect><draw:line draw:style-name="gr6" draw:text-style-name="P39" svg:x1="2.127cm" svg:y1="2.175cm" svg:x2="2.3cm" svg:y2="2.023cm"><text:p/></draw:line><draw:line draw:style-name="gr6" draw:text-style-name="P39" svg:x1="2.127cm" svg:y1="2.023cm" svg:x2="2.3cm" svg:y2="2.175cm"><text:p/></draw:line><draw:frame draw:style-name="gr7" draw:text-style-name="P40" svg:width="0.625cm" svg:height="0.279cm" svg:x="1.54cm" svg:y="1.974cm"><draw:text-box><text:p><text:span text:style-name="T9">ain_ j</text:span></text:p></draw:text-box></draw:frame></draw:g><draw:g text:anchor-type="paragraph" draw:z-index="13" draw:style-name="gr4"><draw:rect draw:style-name="gr5" draw:text-style-name="P39" svg:width="0.174cm" svg:height="0.152cm" svg:x="2.143cm" svg:y="2.658cm"><text:p/></draw:rect><draw:line draw:style-name="gr6" draw:text-style-name="P39" svg:x1="2.143cm" svg:y1="2.81cm" svg:x2="2.316cm" svg:y2="2.658cm"><text:p/></draw:line><draw:line draw:style-name="gr6" draw:text-style-name="P39" svg:x1="2.143cm" svg:y1="2.658cm" svg:x2="2.316cm" svg:y2="2.81cm"><text:p/></draw:line><draw:frame draw:style-name="gr7" draw:text-style-name="P40" svg:width="0.625cm" svg:height="0.279cm" svg:x="1.559cm" svg:y="2.609cm"><draw:text-box><text:p><text:span text:style-name="T9">ain_15</text:span></text:p></draw:text-box></draw:frame></draw:g><draw:frame text:anchor-type="paragraph" draw:z-index="14" draw:style-name="gr8" draw:text-style-name="P40" svg:width="0.932cm" svg:height="0.339cm" svg:x="3.812cm" svg:y="1.334cm"><draw:text-box><text:p><text:span text:style-name="T9">in_ADC</text:span></text:p></draw:text-box></draw:frame><draw:line text:anchor-type="paragraph" draw:z-index="15" draw:style-name="gr9" draw:text-style-name="P39" svg:x1="7.411cm" svg:y1="1.673cm" svg:x2="6.497cm" svg:y2="1.673cm"><text:p/></draw:line><draw:frame text:anchor-type="paragraph" draw:z-index="16" draw:style-name="gr10" svg:width="1.334cm" svg:height="0.976cm" svg:x="4.955cm" svg:y="1.298cm"><draw:text-box><text:p>ADC1, 2 ou 3</text:p></draw:text-box></draw:frame><draw:frame text:anchor-type="paragraph" draw:z-index="17" draw:style-name="gr8" draw:text-style-name="P40" svg:width="0.932cm" svg:height="0.339cm" svg:x="6.659cm" svg:y="1.185cm"><draw:text-box><text:p><text:span text:style-name="T9">12 bits</text:span></text:p></draw:text-box></draw:frame><draw:rect text:anchor-type="paragraph" draw:z-index="18" draw:style-name="gr11" draw:text-style-name="P39" svg:width="0.459cm" svg:height="0.814cm" svg:x="7.311cm" svg:y="1.288cm"><text:p/></draw:rect><draw:frame text:anchor-type="paragraph" draw:z-index="19" draw:style-name="gr12" draw:text-style-name="P40" svg:width="0.255cm" svg:height="0.489cm" svg:x="7.463cm" svg:y="1.397cm"><draw:text-box><text:p><text:span text:style-name="T9">DR</text:span></text:p></draw:text-box></draw:frame><draw:line text:anchor-type="paragraph" draw:z-index="20" draw:style-name="gr13" draw:text-style-name="P39" svg:x1="8.766cm" svg:y1="1.718cm" svg:x2="7.768cm" svg:y2="1.718cm"><text:p/></draw:line><draw:rect text:anchor-type="paragraph" draw:z-index="21" draw:style-name="gr14" draw:text-style-name="P39" svg:width="1.211cm" svg:height="1.147cm" svg:x="8.768cm" svg:y="1.355cm"><text:p/></draw:rect><draw:frame text:anchor-type="paragraph" draw:z-index="22" draw:style-name="gr15" svg:width="1.144cm" svg:height="0.562cm" svg:x="8.842cm" svg:y="1.545cm"><draw:text-box><text:p>DMA</text:p></draw:text-box></draw:frame><draw:line text:anchor-type="paragraph" draw:z-index="23" draw:style-name="gr16" draw:text-style-name="P39" svg:x1="11.213cm" svg:y1="1.864cm" svg:x2="9.985cm" svg:y2="1.864cm"><text:p/></draw:line><draw:frame text:anchor-type="paragraph" draw:z-index="25" draw:style-name="gr17" draw:text-style-name="P40" svg:width="1.983cm" svg:height="0.445cm" svg:x="8.553cm" svg:y="2.663cm"><draw:text-box><text:p><text:span text:style-name="T9">Only ADC1 &amp; ADC3</text:span></text:p></draw:text-box></draw:frame><draw:line text:anchor-type="paragraph" draw:z-index="26" draw:style-name="gr16" draw:text-style-name="P39" svg:x1="11.037cm" svg:y1="0.306cm" svg:x2="9.809cm" svg:y2="0.306cm"><text:p/></draw:line><draw:line text:anchor-type="paragraph" draw:z-index="27" draw:style-name="gr16" draw:text-style-name="P39" svg:x1="11.019cm" svg:y1="0.088cm" svg:x2="9.188cm" svg:y2="0.088cm"><text:p/></draw:line><draw:line text:anchor-type="paragraph" draw:z-index="28" draw:style-name="gr18" draw:text-style-name="P39" svg:x1="9.809cm" svg:y1="1.355cm" svg:x2="9.809cm" svg:y2="0.307cm"><text:p/></draw:line><draw:line text:anchor-type="paragraph" draw:z-index="29" draw:style-name="gr18" draw:text-style-name="P39" svg:x1="9.165cm" svg:y1="1.354cm" svg:x2="9.165cm" svg:y2="0.088cm"><text:p/></draw:line><draw:line text:anchor-type="paragraph" draw:z-index="30" draw:style-name="gr19" draw:text-style-name="P39" svg:x1="7.329cm" svg:y1="0.259cm" svg:x2="5.498cm" svg:y2="0.259cm"><text:p/></draw:line><draw:line text:anchor-type="paragraph" draw:z-index="31" draw:style-name="gr20" draw:text-style-name="P39" svg:x1="5.498cm" svg:y1="1.07cm" svg:x2="5.498cm" svg:y2="0.259cm"><text:p/></draw:line><draw:frame text:anchor-type="paragraph" draw:z-index="32" draw:style-name="gr21" draw:text-style-name="P40" svg:width="0.981cm" svg:height="0.733cm" svg:x="7.389cm" svg:y="0.109cm"><draw:text-box><text:p><text:span text:style-name="T9">EOC</text:span></text:p><text:p><text:span text:style-name="T9"/></text:p></draw:text-box></draw:frame><draw:frame text:anchor-type="paragraph" draw:z-index="33" draw:style-name="gr21" draw:text-style-name="P40" svg:width="1.814cm" svg:height="0.733cm" svg:x="11.079cm" svg:y="-0.067cm"><draw:text-box><text:p><text:span text:style-name="T9">HTIF</text:span><text:span text:style-name="T10"> (Half Transfert)</text:span></text:p><text:p><text:span text:style-name="T9">TCIF </text:span><text:span text:style-name="T10">(Transfert Complete)</text:span></text:p></draw:text-box></draw:frame><draw:line text:anchor-type="paragraph" draw:z-index="34" draw:style-name="gr22" draw:text-style-name="P39" svg:x1="8.768cm" svg:y1="2.305cm" svg:x2="6.496cm" svg:y2="2.305cm"><text:p/></draw:line><draw:frame text:anchor-type="paragraph" draw:z-index="35" draw:style-name="gr8" draw:text-style-name="P40" svg:width="0.932cm" svg:height="0.339cm" svg:x="7.911cm" svg:y="1.379cm"><draw:text-box><text:p><text:span text:style-name="T9">16 bits</text:span></text:p></draw:text-box></draw:frame><draw:frame text:anchor-type="paragraph" draw:z-index="36" draw:style-name="gr23" draw:text-style-name="P40" svg:width="1.232cm" svg:height="0.311cm" svg:x="6.8cm" svg:y="2.304cm"><draw:text-box><text:p><text:span text:style-name="T9">DMA request</text:span></text:p></draw:text-box></draw:frame><draw:g text:anchor-type="paragraph" draw:z-index="37" draw:style-name="gr4"><draw:g draw:style-name="gr24"><draw:rect draw:style-name="gr25" draw:text-style-name="P39" svg:width="1.068cm" svg:height="0.239cm" svg:x="11.224cm" svg:y="1.503cm"><text:p/></draw:rect><draw:rect draw:style-name="gr25" draw:text-style-name="P39" svg:width="1.068cm" svg:height="0.237cm" svg:x="11.224cm" svg:y="1.743cm"><text:p/></draw:rect><draw:rect draw:style-name="gr25" draw:text-style-name="P39" svg:width="1.068cm" svg:height="0.239cm" svg:x="11.224cm" svg:y="1.978cm"><text:p/></draw:rect><draw:rect draw:style-name="gr25" draw:text-style-name="P39" svg:width="1.068cm" svg:height="0.237cm" svg:x="11.224cm" svg:y="2.216cm"><text:p/></draw:rect><draw:frame draw:style-name="gr26" draw:text-style-name="P40" svg:width="1.493cm" svg:height="0.683cm" svg:x="11.224cm" svg:y="0.9cm"><draw:text-box><text:p><text:span text:style-name="T9">Zone RAM</text:span></text:p><text:p><text:span text:style-name="T10">(configuré accès 16 bits )</text:span></text:p></draw:text-box></draw:frame></draw:g><draw:frame draw:style-name="gr27" draw:text-style-name="P40" svg:width="1.257cm" svg:height="1.108cm" svg:x="11.367cm" svg:y="1.503cm"><draw:text-box><text:p><text:span text:style-name="T9">ain_0</text:span></text:p><text:p><text:span text:style-name="T9">ain_i</text:span></text:p><text:p><text:span text:style-name="T9">ain_j</text:span></text:p><text:p><text:span text:style-name="T9">ain_15</text:span></text:p></draw:text-box></draw:frame></draw:g><draw:path text:anchor-type="paragraph" draw:z-index="38" draw:style-name="gr28" draw:text-style-name="P39" svg:width="0.631cm" svg:height="1.872cm" svg:x="3.188cm" svg:y="0.975cm" svg:viewBox="0 0 632 1873" svg:d="M632 0c-1090 358-439 1873-439 1873"><text:p/></draw:path><draw:path text:anchor-type="paragraph" draw:z-index="39" draw:style-name="gr28" draw:text-style-name="P39" svg:width="0.631cm" svg:height="1.872cm" svg:x="10.662cm" svg:y="0.837cm" svg:viewBox="0 0 632 1873" svg:d="M632 0c-1090 358-439 1873-439 1873"><text:p/></draw:path><draw:frame text:anchor-type="paragraph" draw:z-index="43" draw:style-name="gr30" draw:text-style-name="P42" svg:width="2.163cm" svg:height="0.63cm" svg:x="12.998cm" svg:y="0.141cm"><draw:text-box><text:p text:style-name="P41"><text:span text:style-name="T11">T_AcqAllChan</text:span></text:p></draw:text-box></draw:frame></text:p>
      <text:p text:style-name="P5"/>
      <text:p text:style-name="P5"/>
      <text:p text:style-name="P5"><draw:line text:anchor-type="paragraph" draw:z-index="24" draw:style-name="gr16" draw:text-style-name="P39" svg:x1="5.452cm" svg:y1="0.353cm" svg:x2="5.468cm" svg:y2="1.09cm"><text:p/></draw:line></text:p>
      <text:p text:style-name="P5"><draw:rect text:anchor-type="paragraph" draw:z-index="40" draw:style-name="gr1" draw:text-style-name="P39" svg:width="1.881cm" svg:height="0.847cm" svg:x="4.616cm" svg:y="0.392cm"><text:p/></draw:rect><draw:frame text:anchor-type="paragraph" draw:z-index="42" draw:style-name="gr30" draw:text-style-name="P42" svg:width="1.564cm" svg:height="0.63cm" svg:x="5.613cm" svg:y="-0.104cm"><draw:text-box><text:p text:style-name="P41"><text:span text:style-name="T11">T_Scan</text:span></text:p></draw:text-box></draw:frame></text:p>
      <text:p text:style-name="P5"><draw:frame text:anchor-type="paragraph" draw:z-index="41" draw:style-name="gr29" svg:width="1.594cm" svg:height="0.825cm" svg:x="4.789cm" svg:y="-0.173cm"><draw:text-box><text:p>Timer x</text:p></draw:text-box></draw:frame></text:p>
      <text:p text:style-name="P6"/>
      <text:p text:style-name="P6">Le timer x déclenche l'ADC en mode Scan sur les 10 voies en direction de la DMA. La périodicité du Scan est<text:span text:style-name="T2"> T_Scan</text:span>. L'ensemble des signaux analogiques est donc traité en </text:p>
      <text:p text:style-name="P6"><text:span text:style-name="T2">T_AcqAllChan</text:span> = 10*<text:span text:style-name="T2">T_Scan.</text:span></text:p>
      <text:p text:style-name="P7"/>
      <text:p text:style-name="P6">Pour fixer les idées : </text:p>
      <text:p text:style-name="P6"><text:span text:style-name="T2">T_Scan</text:span> = 4µs, </text:p>
      <text:p text:style-name="P7">T_AcqAllChan<text:span text:style-name="T3"> <text:s/>= 32µs (31,25kHz)</text:span></text:p>
      <text:p text:style-name="P5"/>
      <text:h text:style-name="P24" text:outline-level="2">Chronologie des événements</text:h>
      <text:p text:style-name="P5"/>
      <text:p text:style-name="P5"><draw:line text:anchor-type="paragraph" draw:z-index="59" draw:style-name="gr43" draw:text-style-name="P39" svg:x1="1.866cm" svg:y1="0.298cm" svg:x2="11.375cm" svg:y2="0.298cm"><text:p/></draw:line><draw:line text:anchor-type="paragraph" draw:z-index="50" draw:style-name="gr40" draw:text-style-name="P39" svg:x1="11.374cm" svg:y1="3.453cm" svg:x2="11.374cm" svg:y2="0.206cm"><text:p/></draw:line><draw:line text:anchor-type="paragraph" draw:z-index="55" draw:style-name="gr32" draw:text-style-name="P39" svg:x1="1.866cm" svg:y1="0.662cm" svg:x2="1.866cm" svg:y2="-0.169cm"><text:p/></draw:line><draw:line text:anchor-type="paragraph" draw:z-index="56" draw:style-name="gr32" draw:text-style-name="P39" svg:x1="11.37cm" svg:y1="0.879cm" svg:x2="11.374cm" svg:y2="0.048cm"><text:p/></draw:line><draw:frame text:anchor-type="paragraph" draw:z-index="60" draw:style-name="gr33" draw:text-style-name="P43" svg:width="2.525cm" svg:height="0.745cm" svg:x="4.828cm" svg:y="-0.153cm"><draw:text-box><text:p><text:span text:style-name="T12">Te</text:span></text:p></draw:text-box></draw:frame></text:p>
      <text:p text:style-name="P5"><draw:g text:anchor-type="paragraph" draw:z-index="84" draw:style-name="gr4"><draw:line draw:style-name="gr34" draw:text-style-name="P39" svg:x1="3.743cm" svg:y1="3.108cm" svg:x2="3.743cm" svg:y2="-0.139cm"><text:p/></draw:line><draw:line draw:style-name="gr50" draw:text-style-name="P39" svg:x1="1.819cm" svg:y1="0.335cm" svg:x2="3.742cm" svg:y2="0.335cm"><text:p/></draw:line><draw:rect draw:style-name="gr51" draw:text-style-name="P39" svg:width="0.258cm" svg:height="0.574cm" svg:x="3.742cm" svg:y="0.334cm"><text:p/></draw:rect></draw:g><draw:g text:anchor-type="paragraph" draw:z-index="89" draw:style-name="gr4"><draw:line draw:style-name="gr34" draw:text-style-name="P39" svg:x1="5.664cm" svg:y1="3.108cm" svg:x2="5.664cm" svg:y2="-0.139cm"><text:p/></draw:line><draw:line draw:style-name="gr50" draw:text-style-name="P39" svg:x1="3.741cm" svg:y1="0.335cm" svg:x2="5.664cm" svg:y2="0.335cm"><text:p/></draw:line><draw:rect draw:style-name="gr51" draw:text-style-name="P39" svg:width="0.258cm" svg:height="0.574cm" svg:x="5.664cm" svg:y="0.334cm"><text:p/></draw:rect></draw:g><draw:g text:anchor-type="paragraph" draw:z-index="48" draw:style-name="gr4"><draw:line draw:style-name="gr34" draw:text-style-name="P39" svg:x1="7.59cm" svg:y1="3.139cm" svg:x2="7.59cm" svg:y2="-0.108cm"><text:p/></draw:line><draw:line draw:style-name="gr35" draw:text-style-name="P39" svg:x1="5.666cm" svg:y1="0.365cm" svg:x2="7.589cm" svg:y2="0.365cm"><text:p/></draw:line><draw:rect draw:style-name="gr36" draw:text-style-name="P39" svg:width="0.258cm" svg:height="0.574cm" svg:x="7.589cm" svg:y="0.365cm"><text:p/></draw:rect></draw:g><draw:g text:anchor-type="paragraph" draw:z-index="49" draw:style-name="gr4"><draw:line draw:style-name="gr37" draw:text-style-name="P39" svg:x1="9.513cm" svg:y1="3.139cm" svg:x2="9.513cm" svg:y2="-0.108cm"><text:p/></draw:line><draw:line draw:style-name="gr38" draw:text-style-name="P39" svg:x1="7.59cm" svg:y1="0.365cm" svg:x2="9.513cm" svg:y2="0.365cm"><text:p/></draw:line><draw:rect draw:style-name="gr39" draw:text-style-name="P39" svg:width="0.258cm" svg:height="0.574cm" svg:x="9.513cm" svg:y="0.365cm"><text:p/></draw:rect></draw:g><draw:line text:anchor-type="paragraph" draw:z-index="90" draw:style-name="gr43" draw:text-style-name="P39" svg:x1="9.513cm" svg:y1="0.365cm" svg:x2="11.436cm" svg:y2="0.365cm"><text:p/></draw:line><draw:rect text:anchor-type="paragraph" draw:z-index="51" draw:style-name="gr41" draw:text-style-name="P39" svg:width="0.258cm" svg:height="0.574cm" svg:x="11.374cm" svg:y="0.365cm"><text:p/></draw:rect><draw:rect text:anchor-type="paragraph" draw:z-index="52" draw:style-name="gr42" draw:text-style-name="P39" svg:width="0.627cm" svg:height="0.574cm" svg:x="11.631cm" svg:y="0.365cm"><text:p/></draw:rect><draw:line text:anchor-type="paragraph" draw:z-index="53" draw:style-name="gr43" draw:text-style-name="P39" svg:x1="11.374cm" svg:y1="0.365cm" svg:x2="13.297cm" svg:y2="0.365cm"><text:p/></draw:line><draw:line text:anchor-type="paragraph" draw:z-index="54" draw:style-name="gr40" draw:text-style-name="P39" svg:x1="13.315cm" svg:y1="3.187cm" svg:x2="13.315cm" svg:y2="-0.06cm"><text:p/></draw:line><draw:rect text:anchor-type="paragraph" draw:z-index="58" draw:style-name="gr41" draw:text-style-name="P39" svg:width="0.258cm" svg:height="0.574cm" svg:x="1.866cm" svg:y="0.333cm"><text:p/></draw:rect><draw:rect text:anchor-type="paragraph" draw:z-index="57" draw:style-name="gr42" draw:text-style-name="P39" svg:width="0.627cm" svg:height="0.574cm" svg:x="2.124cm" svg:y="0.333cm"><text:p/></draw:rect><draw:line text:anchor-type="paragraph" draw:z-index="46" draw:style-name="gr32" draw:text-style-name="P39" svg:x1="1.867cm" svg:y1="3.21cm" svg:x2="1.867cm" svg:y2="-0.037cm"><text:p/></draw:line><draw:frame text:anchor-type="paragraph" draw:z-index="47" draw:style-name="gr33" draw:text-style-name="P43" svg:width="2.525cm" svg:height="0.745cm" svg:x="1.988cm" svg:y="-0.139cm"><draw:text-box><text:p><text:span text:style-name="T12">T_AcqAllChan</text:span></text:p></draw:text-box></draw:frame><draw:frame text:anchor-type="paragraph" draw:z-index="61" draw:style-name="gr44" draw:text-style-name="P44" svg:width="1.62cm" svg:height="0.449cm" svg:x="-0.016cm" svg:y="0.365cm"><draw:text-box><text:p><text:span text:style-name="T13">IT DMA full</text:span></text:p></draw:text-box></draw:frame></text:p>
      <text:p text:style-name="P5"><draw:line text:anchor-type="paragraph" draw:z-index="73" draw:style-name="gr48" draw:text-style-name="P39" svg:x1="3.746cm" svg:y1="1.085cm" svg:x2="3.741cm" svg:y2="0.24cm"><text:p/></draw:line><draw:line text:anchor-type="paragraph" draw:z-index="78" draw:style-name="gr48" draw:text-style-name="P39" svg:x1="3.999cm" svg:y1="0.208cm" svg:x2="3.999cm" svg:y2="1.085cm"><text:p/></draw:line><draw:line text:anchor-type="paragraph" draw:z-index="79" draw:style-name="gr48" draw:text-style-name="P39" svg:x1="5.921cm" svg:y1="0.24cm" svg:x2="5.921cm" svg:y2="1.117cm"><text:p/></draw:line><draw:line text:anchor-type="paragraph" draw:z-index="80" draw:style-name="gr48" draw:text-style-name="P39" svg:x1="7.846cm" svg:y1="0.208cm" svg:x2="7.846cm" svg:y2="1.085cm"><text:p/></draw:line><draw:line text:anchor-type="paragraph" draw:z-index="81" draw:style-name="gr48" draw:text-style-name="P39" svg:x1="9.77cm" svg:y1="0.208cm" svg:x2="9.77cm" svg:y2="1.085cm"><text:p/></draw:line><draw:line text:anchor-type="paragraph" draw:z-index="82" draw:style-name="gr48" draw:text-style-name="P39" svg:x1="12.257cm" svg:y1="0.208cm" svg:x2="12.257cm" svg:y2="1.085cm"><text:p/></draw:line><draw:line text:anchor-type="paragraph" draw:z-index="83" draw:style-name="gr48" draw:text-style-name="P39" svg:x1="2.75cm" svg:y1="0.208cm" svg:x2="2.75cm" svg:y2="1.085cm"><text:p/></draw:line><draw:line text:anchor-type="paragraph" draw:z-index="85" draw:style-name="gr48" draw:text-style-name="P39" svg:x1="5.664cm" svg:y1="1.085cm" svg:x2="5.664cm" svg:y2="0.208cm"><text:p/></draw:line><draw:line text:anchor-type="paragraph" draw:z-index="86" draw:style-name="gr48" draw:text-style-name="P39" svg:x1="7.588cm" svg:y1="1.085cm" svg:x2="7.588cm" svg:y2="0.208cm"><text:p/></draw:line><draw:line text:anchor-type="paragraph" draw:z-index="87" draw:style-name="gr48" draw:text-style-name="P39" svg:x1="9.513cm" svg:y1="1.085cm" svg:x2="9.513cm" svg:y2="0.208cm"><text:p/></draw:line><draw:line text:anchor-type="paragraph" draw:z-index="88" draw:style-name="gr48" draw:text-style-name="P39" svg:x1="11.374cm" svg:y1="1.117cm" svg:x2="11.374cm" svg:y2="0.24cm"><text:p/></draw:line><draw:line text:anchor-type="paragraph" draw:z-index="92" draw:style-name="gr48" draw:text-style-name="P39" svg:x1="1.866cm" svg:y1="1.117cm" svg:x2="1.866cm" svg:y2="0.24cm"><text:p/></draw:line><draw:line text:anchor-type="paragraph" draw:z-index="44" draw:style-name="gr31" draw:text-style-name="P39" svg:x1="1.259cm" svg:y1="0.24cm" svg:x2="16.22cm" svg:y2="0.24cm"><text:p/></draw:line><draw:frame text:anchor-type="paragraph" draw:z-index="76" draw:style-name="gr49" draw:text-style-name="P45" svg:width="0.795cm" svg:height="0.842cm" svg:x="16.194cm" svg:y="0.24cm"><draw:text-box><text:p><text:span text:style-name="T14">t</text:span></text:p></draw:text-box></draw:frame></text:p>
      <text:p text:style-name="P5"><draw:rect text:anchor-type="paragraph" draw:z-index="67" draw:style-name="gr47" draw:text-style-name="P39" svg:width="1.68cm" svg:height="0.574cm" svg:x="3.985cm" svg:y="0.386cm"><text:p/></draw:rect><draw:rect text:anchor-type="paragraph" draw:z-index="68" draw:style-name="gr47" draw:text-style-name="P39" svg:width="1.65cm" svg:height="0.574cm" svg:x="5.948cm" svg:y="0.386cm"><text:p/></draw:rect><draw:rect text:anchor-type="paragraph" draw:z-index="69" draw:style-name="gr47" draw:text-style-name="P39" svg:width="1.618cm" svg:height="0.574cm" svg:x="7.897cm" svg:y="0.386cm"><text:p/></draw:rect><draw:rect text:anchor-type="paragraph" draw:z-index="70" draw:style-name="gr47" draw:text-style-name="P39" svg:width="1.604cm" svg:height="0.574cm" svg:x="9.77cm" svg:y="0.386cm"><text:p/></draw:rect><draw:rect text:anchor-type="paragraph" draw:z-index="71" draw:style-name="gr47" draw:text-style-name="P39" svg:width="1.057cm" svg:height="0.574cm" svg:x="12.257cm" svg:y="0.386cm"><text:p/></draw:rect><draw:rect text:anchor-type="paragraph" draw:z-index="72" draw:style-name="gr47" draw:text-style-name="P39" svg:width="0.95cm" svg:height="0.574cm" svg:x="2.798cm" svg:y="0.386cm"><text:p/></draw:rect><draw:rect text:anchor-type="paragraph" draw:z-index="91" draw:style-name="gr47" draw:text-style-name="P39" svg:width="0.274cm" svg:height="0.574cm" svg:x="1.595cm" svg:y="0.386cm"><text:p/></draw:rect></text:p>
      <text:p text:style-name="P5"><draw:line text:anchor-type="paragraph" draw:z-index="45" draw:style-name="gr31" draw:text-style-name="P39" svg:x1="1.284cm" svg:y1="0.261cm" svg:x2="16.245cm" svg:y2="0.261cm"><text:p/></draw:line><draw:frame text:anchor-type="paragraph" draw:z-index="62" draw:style-name="gr44" draw:text-style-name="P44" svg:width="1.878cm" svg:height="0.449cm" svg:x="-0.041cm" svg:y="-0.187cm"><draw:text-box><text:p><text:span text:style-name="T13">FreeRTOS</text:span></text:p></draw:text-box></draw:frame><draw:frame text:anchor-type="paragraph" draw:z-index="77" draw:style-name="gr49" draw:text-style-name="P45" svg:width="0.795cm" svg:height="0.842cm" svg:x="16.245cm" svg:y="0.261cm"><draw:text-box><text:p><text:span text:style-name="T14">t</text:span></text:p></draw:text-box></draw:frame></text:p>
      <text:p text:style-name="P5"/>
      <text:p text:style-name="P5"><text:s text:c="25"/></text:p>
      <text:p text:style-name="P5"><draw:rect text:anchor-type="paragraph" draw:z-index="64" draw:style-name="gr41" draw:text-style-name="P39" svg:width="0.717cm" svg:height="0.574cm" svg:x="0.446cm" svg:y="-0.118cm"><text:p/></draw:rect><draw:frame text:anchor-type="paragraph" draw:z-index="63" draw:style-name="gr45" draw:text-style-name="P45" svg:width="15.539cm" svg:height="0.819cm" svg:x="1.378cm" svg:y="-0.026cm"><draw:text-box><text:p><text:span text:style-name="T14">Opération de filtrage sur les 10 voies, à partir des dernières entrées en DMA: dans l'IT DMA </text:span></text:p></draw:text-box></draw:frame> <text:s text:c="12"/></text:p>
      <text:p text:style-name="P5"><draw:rect text:anchor-type="paragraph" draw:z-index="65" draw:style-name="gr42" draw:text-style-name="P39" svg:width="0.627cm" svg:height="0.574cm" svg:x="0.49cm" svg:y="0.093cm"><text:p/></draw:rect><draw:frame text:anchor-type="paragraph" draw:z-index="66" draw:style-name="gr46" draw:text-style-name="P45" svg:width="14.384cm" svg:height="0.895cm" svg:x="1.259cm" svg:y="0.212cm"><draw:text-box><text:p><text:span text:style-name="T14">Traitement <text:s/>des régulations numériques, tous les N fois </text:span><text:span text:style-name="T15">T_AcqAllChan : </text:span><text:span text:style-name="T16">Dans l'IT DMA</text:span></text:p></draw:text-box></draw:frame> <text:s text:c="10"/><text:tab/></text:p>
      <text:p text:style-name="P5"/>
      <text:p text:style-name="P5"><draw:rect text:anchor-type="paragraph" draw:z-index="75" draw:style-name="gr47" draw:text-style-name="P39" svg:width="0.593cm" svg:height="0.574cm" svg:x="0.497cm" svg:y="-0.102cm"><text:p/></draw:rect><draw:frame text:anchor-type="paragraph" draw:z-index="74" draw:style-name="gr46" draw:text-style-name="P45" svg:width="14.384cm" svg:height="0.895cm" svg:x="1.259cm" svg:y="-0.102cm"><draw:text-box><text:p><text:span text:style-name="T14">Traitement <text:s/>de FreeRTOS</text:span></text:p></draw:text-box></draw:frame></text:p>
      <text:p text:style-name="P5"/>
      <text:p text:style-name="P5"/>
      <text:p text:style-name="P5"><text:soft-page-break/></text:p>
      <text:p text:style-name="P4"><text:span text:style-name="T3">Tous les </text:span>T_AcqAllChan<text:span text:style-name="T3"> , RTOS va être interrompu pour :</text:span></text:p>
      <text:list xml:id="list7684161860440803539" text:style-name="L2">
        <text:list-item>
          <text:p text:style-name="P34">opérer les filtrages sur les 8 voies,</text:p>
        </text:list-item>
        <text:list-item>
          <text:p text:style-name="P34">stocker les résultats.</text:p>
        </text:list-item>
      </text:list>
      <text:p text:style-name="P5"/>
      <text:p text:style-name="P5"/>
      <text:p text:style-name="P5"/>
      <text:h text:style-name="P26" text:outline-level="1">Pinout</text:h>
      <text:p text:style-name="P5"/>
      <text:h text:style-name="P24" text:outline-level="2">ADC </text:h>
      <text:p text:style-name="P8">Voies pour l'ADC (on en choisit 10)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1">Channel</text:p>
          </table:table-cell>
          <table:table-cell table:style-name="Tableau1.A1" office:value-type="string">
            <text:p text:style-name="P11">STM32L476 pin</text:p>
          </table:table-cell>
          <table:table-cell table:style-name="Tableau1.A1" office:value-type="string">
            <text:p text:style-name="P11">Morpho Connector</text:p>
          </table:table-cell>
          <table:table-cell table:style-name="Tableau1.D1" office:value-type="string">
            <text:p text:style-name="P11">Arduino Connector</text:p>
          </table:table-cell>
        </table:table-row>
        <table:table-row>
          <table:table-cell table:style-name="Tableau1.A2" office:value-type="string">
            <text:p text:style-name="P13">ADC123_IN3 </text:p>
          </table:table-cell>
          <table:table-cell table:style-name="Tableau1.A2" office:value-type="string">
            <text:p text:style-name="P13">PC2</text:p>
          </table:table-cell>
          <table:table-cell table:style-name="Tableau1.A2" office:value-type="string">
            <text:p text:style-name="P18">CN7-35</text:p>
          </table:table-cell>
          <table:table-cell table:style-name="Tableau1.D2" office:value-type="string">
            <text:p text:style-name="P18">x</text:p>
          </table:table-cell>
        </table:table-row>
        <table:table-row>
          <table:table-cell table:style-name="Tableau1.A2" office:value-type="string">
            <text:p text:style-name="P14">ADC12_IN5 diff+ </text:p>
          </table:table-cell>
          <table:table-cell table:style-name="Tableau1.A2" office:value-type="string">
            <text:p text:style-name="P15">PA0</text:p>
          </table:table-cell>
          <table:table-cell table:style-name="Tableau1.A2" office:value-type="string">
            <text:p text:style-name="P19">CN7-28</text:p>
          </table:table-cell>
          <table:table-cell table:style-name="Tableau1.D2" office:value-type="string">
            <text:p text:style-name="P19">CN8-1</text:p>
          </table:table-cell>
        </table:table-row>
        <table:table-row>
          <table:table-cell table:style-name="Tableau1.A2" office:value-type="string">
            <text:p text:style-name="P14">ADC12_IN6 diff -</text:p>
          </table:table-cell>
          <table:table-cell table:style-name="Tableau1.A2" office:value-type="string">
            <text:p text:style-name="P15">PA1</text:p>
          </table:table-cell>
          <table:table-cell table:style-name="Tableau1.A2" office:value-type="string">
            <text:p text:style-name="P19">CN7-30</text:p>
          </table:table-cell>
          <table:table-cell table:style-name="Tableau1.D2" office:value-type="string">
            <text:p text:style-name="P19">CN8-2</text:p>
          </table:table-cell>
        </table:table-row>
        <table:table-row>
          <table:table-cell table:style-name="Tableau1.A2" office:value-type="string">
            <text:p text:style-name="P16">ADC12_IN9 </text:p>
          </table:table-cell>
          <table:table-cell table:style-name="Tableau1.A2" office:value-type="string">
            <text:p text:style-name="P13">PA4</text:p>
          </table:table-cell>
          <table:table-cell table:style-name="Tableau1.A2" office:value-type="string">
            <text:p text:style-name="P18">CN7-32</text:p>
          </table:table-cell>
          <table:table-cell table:style-name="Tableau1.D2" office:value-type="string">
            <text:p text:style-name="P18">CN8-3</text:p>
          </table:table-cell>
        </table:table-row>
        <table:table-row>
          <table:table-cell table:style-name="Tableau1.A2" office:value-type="string">
            <text:p text:style-name="P17">ADC12_IN11 diff+</text:p>
          </table:table-cell>
          <table:table-cell table:style-name="Tableau1.A2" office:value-type="string">
            <text:p text:style-name="P13">PA6 </text:p>
          </table:table-cell>
          <table:table-cell table:style-name="Tableau1.A2" office:value-type="string">
            <text:p text:style-name="P18">CN10-13</text:p>
          </table:table-cell>
          <table:table-cell table:style-name="Tableau1.D2" office:value-type="string">
            <text:p text:style-name="P18">CN5-5</text:p>
          </table:table-cell>
        </table:table-row>
        <table:table-row>
          <table:table-cell table:style-name="Tableau1.A2" office:value-type="string">
            <text:p text:style-name="P17">ADC12_IN12 diff-</text:p>
          </table:table-cell>
          <table:table-cell table:style-name="Tableau1.A2" office:value-type="string">
            <text:p text:style-name="P13">PA7 </text:p>
          </table:table-cell>
          <table:table-cell table:style-name="Tableau1.A2" office:value-type="string">
            <text:p text:style-name="P18">CN10-15</text:p>
          </table:table-cell>
          <table:table-cell table:style-name="Tableau1.D2" office:value-type="string">
            <text:p text:style-name="P18">CN5-4</text:p>
          </table:table-cell>
        </table:table-row>
        <table:table-row>
          <table:table-cell table:style-name="Tableau1.A2" office:value-type="string">
            <text:p text:style-name="P13">ADC12_IN13</text:p>
          </table:table-cell>
          <table:table-cell table:style-name="Tableau1.A2" office:value-type="string">
            <text:p text:style-name="P13">PC4</text:p>
          </table:table-cell>
          <table:table-cell table:style-name="Tableau1.A2" office:value-type="string">
            <text:p text:style-name="P18">CN10-34</text:p>
          </table:table-cell>
          <table:table-cell table:style-name="Tableau1.D2" office:value-type="string">
            <text:p text:style-name="P18">x</text:p>
          </table:table-cell>
        </table:table-row>
        <table:table-row>
          <table:table-cell table:style-name="Tableau1.A2" office:value-type="string">
            <text:p text:style-name="P13">ADC12_IN14</text:p>
          </table:table-cell>
          <table:table-cell table:style-name="Tableau1.A2" office:value-type="string">
            <text:p text:style-name="P13">PC5</text:p>
          </table:table-cell>
          <table:table-cell table:style-name="Tableau1.A2" office:value-type="string">
            <text:p text:style-name="P18">CN10-6</text:p>
          </table:table-cell>
          <table:table-cell table:style-name="Tableau1.D2" office:value-type="string">
            <text:p text:style-name="P18">x</text:p>
          </table:table-cell>
        </table:table-row>
        <table:table-row>
          <table:table-cell table:style-name="Tableau1.A2" office:value-type="string">
            <text:p text:style-name="P13">ADC12_IN15</text:p>
          </table:table-cell>
          <table:table-cell table:style-name="Tableau1.A2" office:value-type="string">
            <text:p text:style-name="P13">PB0</text:p>
          </table:table-cell>
          <table:table-cell table:style-name="Tableau1.A2" office:value-type="string">
            <text:p text:style-name="P18">CN7-34</text:p>
          </table:table-cell>
          <table:table-cell table:style-name="Tableau1.D2" office:value-type="string">
            <text:p text:style-name="P18">CN8-4</text:p>
          </table:table-cell>
        </table:table-row>
        <table:table-row>
          <table:table-cell table:style-name="Tableau1.A2" office:value-type="string">
            <text:p text:style-name="P13">ADC12_IN16</text:p>
          </table:table-cell>
          <table:table-cell table:style-name="Tableau1.A2" office:value-type="string">
            <text:p text:style-name="P13">PB1</text:p>
          </table:table-cell>
          <table:table-cell table:style-name="Tableau1.A2" office:value-type="string">
            <text:p text:style-name="P18">CN10-24</text:p>
          </table:table-cell>
          <table:table-cell table:style-name="Tableau1.D2" office:value-type="string">
            <text:p text:style-name="P18">x</text:p>
          </table:table-cell>
        </table:table-row>
      </table:table>
      <text:p text:style-name="P8"/>
      <text:p text:style-name="P8">On en prévoit deux différentiels, pour pouvoir caser deux CASR6-NP, mesure de courant. Ce quie donne en réalité 8 mesures.</text:p>
      <text:p text:style-name="P8"/>
      <text:p text:style-name="P8"/>
      <text:h text:style-name="P24" text:outline-level="2">I2C</text:h>
      <text:p text:style-name="P8">Il en faudra 2 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">I2C func</text:p>
          </table:table-cell>
          <table:table-cell table:style-name="Tableau2.A1" office:value-type="string">
            <text:p text:style-name="P11">STM32L476 pin</text:p>
          </table:table-cell>
          <table:table-cell table:style-name="Tableau2.A1" office:value-type="string">
            <text:p text:style-name="P11">Morpho Connector</text:p>
          </table:table-cell>
          <table:table-cell table:style-name="Tableau2.D1" office:value-type="string">
            <text:p text:style-name="P11">Arduino Connector</text:p>
          </table:table-cell>
        </table:table-row>
        <table:table-row>
          <table:table-cell table:style-name="Tableau2.A2" office:value-type="string">
            <text:p text:style-name="P13">I2C3 SCL</text:p>
          </table:table-cell>
          <table:table-cell table:style-name="Tableau2.A2" office:value-type="string">
            <text:p text:style-name="P13">PC0</text:p>
          </table:table-cell>
          <table:table-cell table:style-name="Tableau2.A2" office:value-type="string">
            <text:p text:style-name="P18">CN7-38</text:p>
          </table:table-cell>
          <table:table-cell table:style-name="Tableau2.D2" office:value-type="string">
            <text:p text:style-name="P18">CN8-6</text:p>
          </table:table-cell>
        </table:table-row>
        <table:table-row>
          <table:table-cell table:style-name="Tableau2.A2" office:value-type="string">
            <text:p text:style-name="P13">I2C3 SDA</text:p>
          </table:table-cell>
          <table:table-cell table:style-name="Tableau2.A2" office:value-type="string">
            <text:p text:style-name="P13">PC1</text:p>
          </table:table-cell>
          <table:table-cell table:style-name="Tableau2.A2" office:value-type="string">
            <text:p text:style-name="P18">CN7-36</text:p>
          </table:table-cell>
          <table:table-cell table:style-name="Tableau2.D2" office:value-type="string">
            <text:p text:style-name="P18">CN8-5</text:p>
          </table:table-cell>
        </table:table-row>
        <text:soft-page-break/>
        <table:table-row>
          <table:table-cell table:style-name="Tableau2.A2" office:value-type="string">
            <text:p text:style-name="P13">I2C2 SCL</text:p>
          </table:table-cell>
          <table:table-cell table:style-name="Tableau2.A2" office:value-type="string">
            <text:p text:style-name="P13">PB10</text:p>
          </table:table-cell>
          <table:table-cell table:style-name="Tableau2.A2" office:value-type="string">
            <text:p text:style-name="P18">CN10-25</text:p>
          </table:table-cell>
          <table:table-cell table:style-name="Tableau2.D2" office:value-type="string">
            <text:p text:style-name="P18">CN9-7</text:p>
          </table:table-cell>
        </table:table-row>
        <table:table-row>
          <table:table-cell table:style-name="Tableau2.A2" office:value-type="string">
            <text:p text:style-name="P13">I2C2 SDA</text:p>
          </table:table-cell>
          <table:table-cell table:style-name="Tableau2.A2" office:value-type="string">
            <text:p text:style-name="P13">PB11</text:p>
          </table:table-cell>
          <table:table-cell table:style-name="Tableau2.A2" office:value-type="string">
            <text:p text:style-name="P18">CN10-18</text:p>
          </table:table-cell>
          <table:table-cell table:style-name="Tableau2.D2" office:value-type="string">
            <text:p text:style-name="P18">x</text:p>
          </table:table-cell>
        </table:table-row>
      </table:table>
      <text:p text:style-name="P8"/>
      <text:h text:style-name="P24" text:outline-level="2">UART </text:h>
      <text:p text:style-name="P8">Il en faudra 1 mais prévoyons 2</text:p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UART func</text:p>
          </table:table-cell>
          <table:table-cell table:style-name="Tableau3.A1" office:value-type="string">
            <text:p text:style-name="P11">STM32L476 pin</text:p>
          </table:table-cell>
          <table:table-cell table:style-name="Tableau3.A1" office:value-type="string">
            <text:p text:style-name="P11">Morpho Connector</text:p>
          </table:table-cell>
          <table:table-cell table:style-name="Tableau3.D1" office:value-type="string">
            <text:p text:style-name="P11">Arduino Connector</text:p>
          </table:table-cell>
        </table:table-row>
        <table:table-row>
          <table:table-cell table:style-name="Tableau3.A2" office:value-type="string">
            <text:p text:style-name="P17">USART1 Tx</text:p>
          </table:table-cell>
          <table:table-cell table:style-name="Tableau3.A2" office:value-type="string">
            <text:p text:style-name="P13"><text:span text:style-name="T4">PA9</text:span>/PB6</text:p>
          </table:table-cell>
          <table:table-cell table:style-name="Tableau3.A2" office:value-type="string">
            <text:p text:style-name="P18">CN10-21/CN10-13</text:p>
          </table:table-cell>
          <table:table-cell table:style-name="Tableau3.D2" office:value-type="string">
            <text:p text:style-name="P18">CN5-1/CN5-3</text:p>
          </table:table-cell>
        </table:table-row>
        <table:table-row>
          <table:table-cell table:style-name="Tableau3.A2" office:value-type="string">
            <text:p text:style-name="P17">USART1 Rx</text:p>
          </table:table-cell>
          <table:table-cell table:style-name="Tableau3.A2" office:value-type="string">
            <text:p text:style-name="P13"><text:span text:style-name="T4">PA10</text:span>/PB7</text:p>
          </table:table-cell>
          <table:table-cell table:style-name="Tableau3.A2" office:value-type="string">
            <text:p text:style-name="P18">CN10-33/x</text:p>
          </table:table-cell>
          <table:table-cell table:style-name="Tableau3.D2" office:value-type="string">
            <text:p text:style-name="P18">CN9-3/x</text:p>
          </table:table-cell>
        </table:table-row>
        <table:table-row>
          <table:table-cell table:style-name="Tableau3.A2" office:value-type="string">
            <text:p text:style-name="P17">USART2 Tx</text:p>
          </table:table-cell>
          <table:table-cell table:style-name="Tableau3.A2" office:value-type="string">
            <text:p text:style-name="P13">PA2</text:p>
          </table:table-cell>
          <table:table-cell table:style-name="Tableau3.A2" office:value-type="string">
            <text:p text:style-name="P18">CN10-35</text:p>
          </table:table-cell>
          <table:table-cell table:style-name="Tableau3.D2" office:value-type="string">
            <text:p text:style-name="P18">CN9-2</text:p>
          </table:table-cell>
        </table:table-row>
        <table:table-row>
          <table:table-cell table:style-name="Tableau3.A2" office:value-type="string">
            <text:p text:style-name="P17">USART2 Rx</text:p>
          </table:table-cell>
          <table:table-cell table:style-name="Tableau3.A2" office:value-type="string">
            <text:p text:style-name="P13">PA3</text:p>
          </table:table-cell>
          <table:table-cell table:style-name="Tableau3.A2" office:value-type="string">
            <text:p text:style-name="P18">CN10-37</text:p>
          </table:table-cell>
          <table:table-cell table:style-name="Tableau3.D2" office:value-type="string">
            <text:p text:style-name="P18">CN9-1</text:p>
          </table:table-cell>
        </table:table-row>
        <table:table-row>
          <table:table-cell table:style-name="Tableau3.A2" office:value-type="string">
            <text:p text:style-name="P20">UART3 Tx</text:p>
          </table:table-cell>
          <table:table-cell table:style-name="Tableau3.A2" office:value-type="string">
            <text:p text:style-name="P20">PC4/PB10/PC10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20">UART3 Rx</text:p>
          </table:table-cell>
          <table:table-cell table:style-name="Tableau3.A2" office:value-type="string">
            <text:p text:style-name="P20">PC5/PB11/PC11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21">UART4 Tx</text:p>
          </table:table-cell>
          <table:table-cell table:style-name="Tableau3.A2" office:value-type="string">
            <text:p text:style-name="P22">PA0</text:p>
          </table:table-cell>
          <table:table-cell table:style-name="Tableau3.A2" office:value-type="string">
            <text:p text:style-name="P23">CN7-28</text:p>
          </table:table-cell>
          <table:table-cell table:style-name="Tableau3.D2" office:value-type="string">
            <text:p text:style-name="P23">CN8-1</text:p>
          </table:table-cell>
        </table:table-row>
        <table:table-row>
          <table:table-cell table:style-name="Tableau3.A2" office:value-type="string">
            <text:p text:style-name="P21">UART4 Rx</text:p>
          </table:table-cell>
          <table:table-cell table:style-name="Tableau3.A2" office:value-type="string">
            <text:p text:style-name="P22">PA1</text:p>
          </table:table-cell>
          <table:table-cell table:style-name="Tableau3.A2" office:value-type="string">
            <text:p text:style-name="P23">CN7-30</text:p>
          </table:table-cell>
          <table:table-cell table:style-name="Tableau3.D2" office:value-type="string">
            <text:p text:style-name="P23">CN8-2</text:p>
          </table:table-cell>
        </table:table-row>
        <table:table-row>
          <table:table-cell table:style-name="Tableau3.A2" office:value-type="string">
            <text:p text:style-name="P20">UART5 Tx</text:p>
          </table:table-cell>
          <table:table-cell table:style-name="Tableau3.A2" office:value-type="string">
            <text:p text:style-name="P20">PC12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20">UART5 Rx</text:p>
          </table:table-cell>
          <table:table-cell table:style-name="Tableau3.A2" office:value-type="string">
            <text:p text:style-name="P20">PD2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20">LPUART1 TX</text:p>
          </table:table-cell>
          <table:table-cell table:style-name="Tableau3.A2" office:value-type="string">
            <text:p text:style-name="P20">PC0/PB11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20">LPUART1 Rx</text:p>
          </table:table-cell>
          <table:table-cell table:style-name="Tableau3.A2" office:value-type="string">
            <text:p text:style-name="P20">PC1/PB10</text:p>
          </table:table-cell>
          <table:table-cell table:style-name="Tableau3.A2" office:value-type="string">
            <text:p text:style-name="P12"/>
          </table:table-cell>
          <table:table-cell table:style-name="Tableau3.D2" office:value-type="string">
            <text:p text:style-name="P12"/>
          </table:table-cell>
        </table:table-row>
      </table:table>
      <text:p text:style-name="P8"/>
      <text:p text:style-name="P8"/>
      <text:p text:style-name="P8"/>
      <text:h text:style-name="P26" text:outline-level="1">Configuration horloges</text:h>
      <text:p text:style-name="P8">Par défaut , on a un ck de 8MHz via la sonde ST link (PF0/PD0/PH0 = Oscin). La sonde STlink produit 8MHz <text:s/>via le signal <text:span text:style-name="T2">MCO</text:span>. On configure donc la clk HSE (High Speed Externeal Ck).</text:p>
      <text:p text:style-name="P8"/>
      <text:p text:style-name="P8">Dans Cube, spécifier<text:span text:style-name="T2"> Bypass Clock Source</text:span> pour <text:span text:style-name="T2">HSE</text:span> dans le périphérique <text:span text:style-name="T2">RCC</text:span>. Cela permet de configurer l'entrée oscillation avec une input unique et non deux (nécessaire pour placer un quartz).</text:p>
      <text:p text:style-name="P8"/>
      <text:p text:style-name="P8"/>
      <text:p text:style-name="P8"/>
      <text:p text:style-name="P8"/>
      <text:h text:style-name="P26" text:outline-level="1"><text:soft-page-break/>Configuration ADC</text:h>
      <text:p text:style-name="P35"/>
      <text:h text:style-name="P24" text:outline-level="2">Caractéristiques :</text:h>
      <text:list xml:id="list5767046562906182577" text:style-name="L3">
        <text:list-item>
          <text:p text:style-name="P37"><text:span text:style-name="T4">Général : </text:span>12 bits à 5.33MS/s, on peut descendre à 6 bits et monter à 8/88MS/s</text:p>
        </text:list-item>
        <text:list-item>
          <text:p text:style-name="P37"><text:span text:style-name="T4">ADC_Clk</text:span> : <text:s/>peut venir de <text:span text:style-name="T4">HCLK</text:span> ou HADC dédié.<text:span text:style-name="T4"> NB</text:span> : préférer HCLK lorsque le déclenchement se fait sur Timer, cela permet une synchronisation parfaite entre Ck Timer et Ck ADC.</text:p>
        </text:list-item>
        <text:list-item>
          <text:p text:style-name="P37"><text:span text:style-name="T4">F</text:span><text:span text:style-name="T6">ADC_Clk</text:span><text:span text:style-name="T4"> Max </text:span>= 80MHz</text:p>
        </text:list-item>
        <text:list-item>
          <text:p text:style-name="P36">Temps de conversion total :</text:p>
          <text:p text:style-name="P37">Tconv = Ts + T<text:span text:style-name="T5">SAR</text:span> = [2.5 <text:span text:style-name="T5">min</text:span> + 12.5 <text:span text:style-name="T5">12bits</text:span> ] * T<text:span text:style-name="T5">ADC_Clk</text:span></text:p>
          <text:p text:style-name="P37">à 80MHz, on obtient Tconv = 187.5ns (5.33 MS/s)</text:p>
        </text:list-item>
        <text:list-item>
          <text:p text:style-name="P37"><text:span text:style-name="T4">Echantillonneur ADC</text:span> :</text:p>
          <text:p text:style-name="P37">R<text:span text:style-name="T5">ADC</text:span> non donnée donc supposée nulle, C<text:span text:style-name="T5">ADC</text:span> =5pF.</text:p>
        </text:list-item>
        <text:list-item>
          <text:p text:style-name="P37"><text:span text:style-name="T4">Vitesse / précision 12 bits</text:span> : </text:p>
          <text:p text:style-name="P37"><draw:frame draw:style-name="fr2" draw:name="Objet2" text:anchor-type="as-char" svg:width="9.989cm" svg:height="0.593cm" draw:z-index="94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7"><text:span text:style-name="T4">NB</text:span> : la doc est plus pessimiste et indique, à 80MHz la table suivante (extrait datasheet) :</text:p>
          <text:p text:style-name="P37"><draw:frame draw:style-name="fr1" draw:name="images1" text:anchor-type="paragraph" svg:width="13.07cm" svg:height="5.523cm" draw:z-index="93"><draw:image xlink:href="Pictures/200000070000330F000015926D17EA21.svm" xlink:type="simple" xlink:show="embed" xlink:actuate="onLoad"/></draw:frame></text:p>
        </text:list-item>
      </text:list>
      <text:h text:style-name="P24" text:outline-level="2">Exemple de réglage (fréquence maximale « raisonnable »)</text:h>
      <text:p text:style-name="P35">On suppose R<text:span text:style-name="T5">AIN</text:span> = 470 Ohm, ce qui conduit à 6.5 cycles à 80MHz, soit 81.25ns.</text:p>
      <text:p text:style-name="P35">On peut alors diminuer la fréquence de travail de l'ADC pour descendre à 2.5 cycle, ce qui donnerait une période ADC : </text:p>
      <text:p text:style-name="P35"><text:tab/> T<text:span text:style-name="T5">ADC_Clk </text:span><text:span text:style-name="T7">= <text:s/>81.25ns / 2.5 = 32.5ns, soit 30.7MHz,</text:span></text:p>
      <text:p text:style-name="P38">soit 40MHz si on part de HCLK = 80MHz et un prédiviseur de 2.</text:p>
      <text:p text:style-name="P38"/>
      <text:p text:style-name="P38"><text:soft-page-break/>Dès lors, le temps de conversion de l'ADC serait dans l'application :</text:p>
      <text:p text:style-name="P35"><text:span text:style-name="T7"><text:tab/>T</text:span><text:span text:style-name="T5">conv</text:span><text:span text:style-name="T7"> = [2.5 </text:span><text:span text:style-name="T5">min</text:span><text:span text:style-name="T7"> + 12.5 </text:span><text:span text:style-name="T5">12bits</text:span><text:span text:style-name="T7"> ] * T</text:span><text:span text:style-name="T5">ADC_Clk </text:span><text:span text:style-name="T7"><text:s/>= 375 ns. </text:span></text:p>
      <text:p text:style-name="P35"><text:span text:style-name="T7">On peut dont partir sur une fréquence de scan ADC maximale raisonnable égale à </text:span><text:span text:style-name="T8">2MHz</text:span><text:span text:style-name="T7"> (500ns).</text:span></text:p>
      <text:p text:style-name="P35"><text:span text:style-name="T7"/></text:p>
      <text:h text:style-name="P24" text:outline-level="2">Résumé des configurations cube </text:h>
      <text:p text:style-name="P35"/>
      <text:h text:style-name="P27" text:outline-level="3">Analog (Cube)</text:h>
      <text:list xml:id="list1751662691315673594" text:style-name="L4">
        <text:list-item>
          <text:p text:style-name="P30">12 bits de résolution</text:p>
        </text:list-item>
        <text:list-item>
          <text:p text:style-name="P30">Synchronous clock mode divide by 4 = Ck sur HCLK (F<text:span text:style-name="T5">ADC_Clk </text:span><text:span text:style-name="T7">= 20MHz)</text:span></text:p>
        </text:list-item>
        <text:list-item>
          <text:p text:style-name="P30"><text:span text:style-name="T7">Sampling en 2.5 cycles pour chaque voie</text:span></text:p>
        </text:list-item>
        <text:list-item>
          <text:p text:style-name="P30"><text:span text:style-name="T7">séquence scan 3,5(diff) ,9,11(diff),13,14,16</text:span></text:p>
        </text:list-item>
        <text:list-item>
          <text:p text:style-name="P30">10 entrées configurées dont 2 différentielles,</text:p>
        </text:list-item>
        <text:list-item>
          <text:p text:style-name="P30">Scan mode 8 voies,</text:p>
        </text:list-item>
        <text:list-item>
          <text:p text:style-name="P30">Déclenchement Timer 6 sur Out Event,</text:p>
        </text:list-item>
        <text:list-item>
          <text:p text:style-name="P30">DMA cyclique, côté ADC DMA Continuous request </text:p>
        </text:list-item>
        <text:list-item>
          <text:p text:style-name="P30">IT DMA validée </text:p>
        </text:list-item>
      </text:list>
      <text:p text:style-name="P8"/>
      <text:h text:style-name="P27" text:outline-level="3">Timer 6</text:h>
      <text:p text:style-name="P8"/>
      <text:p text:style-name="P32">On vise une périodicité à T=4µs.</text:p>
      <text:p text:style-name="P32">F<text:span text:style-name="T5">ckTimer</text:span> = 80MHz, N = T/ T<text:span text:style-name="T5">ckTimer</text:span> <text:s/>= T*F<text:span text:style-name="T5">ckTimer</text:span> = 4*80 = 320</text:p>
      <text:list xml:id="list616762926240376683" text:style-name="L5">
        <text:list-item>
          <text:p text:style-name="P33">PSC=0</text:p>
        </text:list-item>
        <text:list-item>
          <text:p text:style-name="P33">ARR = 319</text:p>
          <text:p text:style-name="P33"/>
        </text:list-item>
      </text:list>
      <text:h text:style-name="P27" text:outline-level="3">NVIC </text:h>
      <text:list xml:id="list4806943657611052105" text:style-name="L6">
        <text:list-item>
          <text:p text:style-name="P31">IT DMA Prio 0</text:p>
        </text:list-item>
        <text:list-item>
          <text:p text:style-name="P31">Systick Prio 1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ligne_20_2" draw:display-name="Extrémités de ligne 2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1-27T22:57:46.73</dc:date>
    <meta:editing-duration>P4DT9H42M35S</meta:editing-duration>
    <meta:editing-cycles>120</meta:editing-cycles>
    <meta:generator>OpenOffice/4.1.7$Win32 OpenOffice.org_project/417m1$Build-9800</meta:generator>
    <meta:print-date>2011-11-29T11:08:14.52</meta:print-date>
    <dc:creator>Thierry Rocacher</dc:creator>
    <meta:document-statistic meta:table-count="3" meta:image-count="1" meta:object-count="1" meta:page-count="6" meta:paragraph-count="182" meta:word-count="810" meta:character-count="44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ts</mi>
        <mo stretchy="false">=</mo>
        <mi>ln</mi>
      </mrow>
      <mrow>
        <mo stretchy="false">(</mo>
        <mrow>
          <msup>
            <mn>2</mn>
            <mrow>
              <mrow>
                <mi>N</mi>
                <mo stretchy="false">+</mo>
                <mn>1</mn>
              </mrow>
            </mrow>
          </msup>
        </mrow>
        <mo stretchy="false">)</mo>
      </mrow>
      <mn>.</mn>
      <mrow>
        <mo stretchy="false">(</mo>
        <mrow>
          <mrow>
            <msub>
              <mi>R</mi>
              <mi mathvariant="italic">AIN</mi>
            </msub>
            <mo stretchy="false">+</mo>
            <msub>
              <mi>R</mi>
              <mi mathvariant="italic">ADC</mi>
            </msub>
          </mrow>
        </mrow>
        <mo stretchy="false">)</mo>
      </mrow>
      <mn>.</mn>
      <mrow>
        <msub>
          <mi>C</mi>
          <mi mathvariant="italic">ADC</mi>
        </msub>
        <mo stretchy="false">=</mo>
        <mi>ln</mi>
      </mrow>
      <mrow>
        <mo stretchy="false">(</mo>
        <mrow>
          <msup>
            <mn>2</mn>
            <mrow>
              <mrow>
                <mi>N</mi>
                <mo stretchy="false">+</mo>
                <mn>1</mn>
              </mrow>
            </mrow>
          </msup>
        </mrow>
        <mo stretchy="false">)</mo>
      </mrow>
      <mn>.</mn>
      <mrow>
        <mo stretchy="false">(</mo>
        <mrow>
          <msub>
            <mi>R</mi>
            <mi mathvariant="italic">AIN</mi>
          </msub>
        </mrow>
        <mo stretchy="false">)</mo>
      </mrow>
      <mn>.</mn>
      <msub>
        <mi>C</mi>
        <mi mathvariant="italic">ADC</mi>
      </msub>
    </mrow>
    <annotation encoding="StarMath 5.0">ts = ln (2^{N+1}).(R_AIN + R_ADC).C_ADC = ln (2^{N+1}).(R_AIN ).C_ADC</annotation>
  </semantics>
</math>
</file>